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opacity="20%" draw:textarea-vertical-align="middle"/>
    </style:style>
    <style:style style:name="gr2" style:family="graphic" style:parent-style-name="standard">
      <style:graphic-properties svg:stroke-color="#000000" draw:fill="solid" draw:fill-color="#000000" draw:opacity="35%" draw:textarea-vertical-align="middle"/>
    </style:style>
    <style:style style:name="gr3" style:family="graphic" style:parent-style-name="standard">
      <style:graphic-properties svg:stroke-color="#000000" draw:fill="solid" draw:fill-color="#000000" draw:opacity="50%" draw:textarea-vertical-align="middle"/>
    </style:style>
    <style:style style:name="gr4" style:family="graphic" style:parent-style-name="standard">
      <style:graphic-properties draw:fill-color="#000000" draw:opacity="75%" draw:textarea-vertical-align="middle"/>
    </style:style>
    <style:style style:name="gr5" style:family="graphic" style:parent-style-name="standard">
      <style:graphic-properties svg:stroke-color="#000000" draw:fill="solid" draw:fill-color="#000000" draw:opacity="90%" draw:textarea-vertical-align="middle"/>
    </style:style>
    <style:style style:name="gr6" style:family="graphic" style:parent-style-name="objectwithoutfill">
      <style:graphic-properties svg:stroke-width="0.529cm" svg:stroke-color="#000000" draw:marker-start-width="0.989cm" draw:marker-end-width="0.989cm" draw:stroke-linejoin="miter" svg:stroke-linecap="square" draw:fill="none" draw:textarea-vertical-align="middle" fo:padding-top="0.385cm" fo:padding-bottom="0.385cm" fo:padding-left="0.51cm" fo:padding-right="0.51cm"/>
    </style:style>
    <style:style style:name="gr7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000000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svg:stroke-color="#000000" draw:fill="solid" draw:fill-color="#000000" draw:opacity="10%" draw:textarea-vertical-align="middle"/>
    </style:style>
    <style:style style:name="gr10" style:family="graphic" style:parent-style-name="standard">
      <style:graphic-properties svg:stroke-width="0.353cm" svg:stroke-color="#000000" draw:marker-start-width="0.728cm" draw:marker-end-width="0.728cm" svg:stroke-opacity="30%" draw:fill="none" draw:opacity="100%" draw:textarea-horizontal-align="justify" draw:textarea-vertical-align="middle" draw:auto-grow-height="false" fo:min-height="0cm" fo:min-width="0cm" fo:padding-top="0.3cm" fo:padding-bottom="0.3cm" fo:padding-left="0.425cm" fo:padding-right="0.425cm"/>
    </style:style>
    <style:style style:name="gr11" style:family="graphic" style:parent-style-name="standard">
      <style:graphic-properties svg:stroke-width="0.353cm" svg:stroke-color="#000000" draw:marker-start-width="0.728cm" draw:marker-end-width="0.728cm" svg:stroke-opacity="30%" draw:fill="none" draw:opacity="45%" draw:textarea-horizontal-align="justify" draw:textarea-vertical-align="middle" draw:auto-grow-height="false" fo:min-height="0.627cm" fo:min-width="0.376cm" fo:padding-top="0.3cm" fo:padding-bottom="0.3cm" fo:padding-left="0.425cm" fo:padding-right="0.425cm"/>
      <style:paragraph-properties style:writing-mode="lr-tb"/>
    </style:style>
    <style:style style:name="gr12" style:family="graphic" style:parent-style-name="standard">
      <style:graphic-properties svg:stroke-width="0.353cm" svg:stroke-color="#000000" draw:marker-start-width="0.728cm" draw:marker-end-width="0.728cm" svg:stroke-opacity="100%" draw:fill="none" draw:textarea-horizontal-align="justify" draw:textarea-vertical-align="middle" draw:auto-grow-height="false" fo:min-height="1.482cm" fo:min-width="1.232cm" fo:padding-top="0.3cm" fo:padding-bottom="0.3cm" fo:padding-left="0.425cm" fo:padding-right="0.425cm"/>
      <style:paragraph-properties style:writing-mode="lr-tb"/>
    </style:style>
    <style:style style:name="gr13" style:family="graphic" style:parent-style-name="objectwithoutfill">
      <style:graphic-properties svg:stroke-width="0.353cm" svg:stroke-color="#000000" draw:marker-start-width="0.729cm" draw:marker-end-width="0.729cm" svg:stroke-linecap="butt" draw:fill="none" draw:textarea-vertical-align="middle" fo:padding-top="0.301cm" fo:padding-bottom="0.301cm" fo:padding-left="0.426cm" fo:padding-right="0.426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077cm" fo:min-width="0cm"/>
    </style:style>
    <style:style style:name="gr15" style:family="graphic" style:parent-style-name="standard">
      <style:graphic-properties svg:stroke-width="0.564cm" svg:stroke-color="#000000" draw:marker-start-width="1.042cm" draw:marker-end-width="1.042cm" svg:stroke-opacity="100%" draw:fill="solid" draw:fill-color="#ffffff" draw:textarea-horizontal-align="justify" draw:textarea-vertical-align="middle" draw:auto-grow-height="false" fo:min-height="1.846cm" fo:min-width="1.581cm" fo:padding-top="0.403cm" fo:padding-bottom="0.403cm" fo:padding-left="0.528cm" fo:padding-right="0.528cm"/>
      <style:paragraph-properties style:writing-mode="lr-tb"/>
    </style:style>
    <style:style style:name="P1" style:family="paragraph">
      <loext:graphic-properties draw:fill="solid" draw:fill-color="#000000" draw:opacity="20%"/>
      <style:paragraph-properties fo:text-align="center"/>
    </style:style>
    <style:style style:name="P2" style:family="paragraph">
      <loext:graphic-properties draw:fill="solid" draw:fill-color="#000000" draw:opacity="35%"/>
      <style:paragraph-properties fo:text-align="center"/>
    </style:style>
    <style:style style:name="P3" style:family="paragraph">
      <loext:graphic-properties draw:fill="solid" draw:fill-color="#000000" draw:opacity="50%"/>
      <style:paragraph-properties fo:text-align="center"/>
    </style:style>
    <style:style style:name="P4" style:family="paragraph">
      <loext:graphic-properties draw:fill-color="#000000" draw:opacity="75%"/>
      <style:paragraph-properties fo:text-align="center"/>
    </style:style>
    <style:style style:name="P5" style:family="paragraph">
      <loext:graphic-properties draw:fill="solid" draw:fill-color="#000000" draw:opacity="9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b2b2b2"/>
      <style:paragraph-properties fo:text-align="center"/>
    </style:style>
    <style:style style:name="P8" style:family="paragraph">
      <loext:graphic-properties draw:fill="solid" draw:fill-color="#000000" draw:opacity="10%"/>
      <style:paragraph-properties fo:text-align="center"/>
    </style:style>
    <style:style style:name="P9" style:family="paragraph">
      <loext:graphic-properties draw:fill="none" draw:opacity="100%"/>
      <style:paragraph-properties fo:text-align="center"/>
    </style:style>
    <style:style style:name="P10" style:family="paragraph">
      <loext:graphic-properties draw:fill="none" draw:opacity="45%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</office:automatic-styles>
  <office:body>
    <office:drawing>
      <draw:page draw:name="BrushOpacity" draw:style-name="dp1" draw:master-page-name="Default">
        <draw:polygon draw:style-name="gr1" draw:text-style-name="P1" draw:layer="layout" svg:width="0.849cm" svg:height="1.499cm" svg:x="1.25cm" svg:y="3.821cm" svg:viewBox="0 0 850 1500" draw:points="850,0 850,214 250,1500 0,857 350,0">
          <text:p/>
        </draw:polygon>
        <draw:polygon draw:style-name="gr2" draw:text-style-name="P2" draw:layer="layout" svg:width="1.199cm" svg:height="1.928cm" svg:x="1.5cm" svg:y="3.821cm" svg:viewBox="0 0 1200 1929" draw:points="1200,0 1200,214 200,1929 0,1500 700,0">
          <text:p/>
        </draw:polygon>
        <draw:polygon draw:style-name="gr3" draw:text-style-name="P3" draw:layer="layout" svg:width="1.499cm" svg:height="1.928cm" svg:x="1.8cm" svg:y="3.821cm" svg:viewBox="0 0 1500 1929" draw:points="1500,0 1500,214 500,1929 0,1929 1000,0">
          <text:p/>
        </draw:polygon>
        <draw:polygon draw:style-name="gr4" draw:text-style-name="P4" draw:layer="layout" svg:width="1.499cm" svg:height="1.928cm" svg:x="2.5cm" svg:y="3.821cm" svg:viewBox="0 0 1500 1929" draw:points="1500,0 1500,214 500,1929 0,1929 1000,0">
          <text:p/>
        </draw:polygon>
        <draw:polygon draw:style-name="gr5" draw:text-style-name="P5" draw:layer="layout" svg:width="0.749cm" svg:height="1.285cm" svg:x="3.05cm" svg:y="4.25cm" svg:viewBox="0 0 750 1286" draw:points="750,0 0,1286 750,643">
          <text:p/>
        </draw:polygon>
        <draw:path draw:style-name="gr6" draw:text-style-name="P6" draw:layer="layout" svg:width="4.239cm" svg:height="3.231cm" draw:transform="skewX (-0.130725160974375) rotate (-2.14588231532703) translate (5.37704848480367cm 2.61981703672689cm)" svg:viewBox="0 0 4240 3232" svg:d="M0 3159c1908 233 2992-140 3577-489 586-350 846-1329 521-1958-325-630-1236-909-1821-560-586 350-1453 1143-2277 3007z">
          <text:p/>
        </draw:path>
        <draw:line draw:style-name="gr7" draw:text-style-name="P6" draw:layer="layout" svg:x1="0.85cm" svg:y1="3.821cm" svg:x2="4.1cm" svg:y2="3.821cm">
          <text:p/>
        </draw:line>
        <draw:line draw:style-name="gr7" draw:text-style-name="P6" draw:layer="layout" svg:x1="1.9cm" svg:y1="5.535cm" svg:x2="2.85cm" svg:y2="3.821cm">
          <text:p/>
        </draw:line>
        <draw:line draw:style-name="gr8" draw:text-style-name="P7" draw:layer="layout" svg:x1="2.4cm" svg:y1="5.75cm" svg:x2="3.45cm" svg:y2="3.821cm">
          <text:p/>
        </draw:line>
        <draw:line draw:style-name="gr7" draw:text-style-name="P6" draw:layer="layout" svg:x1="3.05cm" svg:y1="5.536cm" svg:x2="3.9cm" svg:y2="4.036cm">
          <text:p/>
        </draw:line>
        <draw:line draw:style-name="gr7" draw:text-style-name="P6" draw:layer="layout" svg:x1="1.4cm" svg:y1="5.321cm" svg:x2="2.25cm" svg:y2="3.821cm">
          <text:p/>
        </draw:line>
        <draw:line draw:style-name="gr7" draw:text-style-name="P6" draw:layer="layout" svg:x1="1cm" svg:y1="4.892cm" svg:x2="1.65cm" svg:y2="3.821cm">
          <text:p/>
        </draw:line>
        <draw:polygon draw:style-name="gr9" draw:text-style-name="P8" draw:layer="layout" svg:width="0.499cm" svg:height="1.07cm" svg:x="1cm" svg:y="3.821cm" svg:viewBox="0 0 500 1071" draw:points="500,0 500,214 0,1071 0,429 0,0">
          <text:p/>
        </draw:polygon>
      </draw:page>
      <draw:page draw:name="BrushSize" draw:style-name="dp1" draw:master-page-name="Default">
        <draw:custom-shape draw:style-name="gr10" draw:text-style-name="P9" draw:layer="layout" svg:width="0.654cm" svg:height="0.654cm" svg:x="2.167cm" svg:y="2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1.734cm" svg:height="1.733cm" svg:x="1.627cm" svg:y="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2.942cm" svg:height="2.942cm" svg:x="1.023cm" svg:y="1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3" draw:text-style-name="P6" draw:layer="layout" svg:x1="1.391cm" svg:y1="5.35cm" svg:x2="3.391cm" svg:y2="5.35cm">
          <text:p/>
        </draw:line>
        <draw:custom-shape draw:style-name="gr14" draw:text-style-name="P11" draw:layer="layout" svg:width="0.981cm" svg:height="0.981cm" draw:transform="rotate (-1.5707963267949) translate (4.096cm 4.86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1" draw:layer="layout" svg:width="0.981cm" svg:height="0.981cm" draw:transform="rotate (1.57184352434609) translate (0.892cm 5.85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BrushColor" draw:style-name="dp1" draw:master-page-name="Default">
        <draw:custom-shape draw:style-name="gr15" draw:text-style-name="P12" draw:layer="layout" svg:width="3.727cm" svg:height="3.75cm" svg:x="0.623cm" svg:y="1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2a6099" draw:end-color="#bf0041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4T08:15:21.282547572</meta:creation-date>
    <dc:date>2021-11-14T08:51:43.251177771</dc:date>
    <meta:editing-duration>PT25M7S</meta:editing-duration>
    <meta:editing-cycles>4</meta:editing-cycles>
    <meta:generator>LibreOffice/7.1.7.2$Linux_X86_64 LibreOffice_project/10$Build-2</meta:generator>
    <meta:document-statistic meta:object-count="20"/>
  </office:meta>
</office:document-meta>
</file>